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top="0cm" fo:margin-bottom="0.499cm" loext:contextual-spacing="false" style:line-height-at-least="0.503cm"/>
      <style:text-properties fo:color="#cccccc" style:font-name="Droid Sans Mono" fo:font-size="10.5pt" fo:font-weight="normal" fo:background-color="#1f1f1f"/>
    </style:style>
    <style:style style:name="T1" style:family="text">
      <style:text-properties fo:color="#c586c0"/>
    </style:style>
    <style:style style:name="T2" style:family="text">
      <style:text-properties fo:color="#4ec9b0"/>
    </style:style>
    <style:style style:name="T3" style:family="text">
      <style:text-properties fo:color="#9cdcfe"/>
    </style:style>
    <style:style style:name="T4" style:family="text">
      <style:text-properties fo:color="#d4d4d4"/>
    </style:style>
    <style:style style:name="T5" style:family="text">
      <style:text-properties fo:color="#dcdcaa"/>
    </style:style>
    <style:style style:name="T6" style:family="text">
      <style:text-properties fo:color="#ce9178"/>
    </style:style>
    <style:style style:name="T7" style:family="text">
      <style:text-properties fo:color="#569cd6"/>
    </style:style>
    <style:style style:name="T8" style:family="text">
      <style:text-properties fo:color="#b5ce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rom</text:span> flask <text:span text:style-name="T1">import</text:span> Flask,request,render_template</text:p>
      <text:p text:style-name="P1"><text:span text:style-name="T1">import</text:span> numpy <text:span text:style-name="T1">as</text:span> <text:span text:style-name="T2">np</text:span></text:p>
      <text:p text:style-name="P1"><text:span text:style-name="T1">import</text:span> <text:span text:style-name="T2">pandas</text:span> <text:span text:style-name="T1">as</text:span> <text:span text:style-name="T2">pd</text:span></text:p>
      <text:p text:style-name="P3"/>
      <text:p text:style-name="P1"><text:span text:style-name="T1">from</text:span> <text:span text:style-name="T2">sklearn</text:span>.<text:span text:style-name="T2">preprocessing</text:span> <text:span text:style-name="T1">import</text:span> <text:span text:style-name="T2">StandardScaler</text:span></text:p>
      <text:p text:style-name="P1"><text:span text:style-name="T1">from</text:span> <text:span text:style-name="T2">src</text:span>.<text:span text:style-name="T2">pipeline</text:span>.<text:span text:style-name="T2">predict_pipeline</text:span> <text:span text:style-name="T1">import</text:span> <text:span text:style-name="T2">CustomData</text:span>,<text:span text:style-name="T2">PredictPipeline</text:span></text:p>
      <text:p text:style-name="P3"/>
      <text:p text:style-name="P1"><text:span text:style-name="T3">application</text:span><text:span text:style-name="T4">=</text:span>Flask(<text:span text:style-name="T3">__name__</text:span>)</text:p>
      <text:p text:style-name="P3"/>
      <text:p text:style-name="P1"><text:span text:style-name="T3">app</text:span><text:span text:style-name="T4">=</text:span><text:span text:style-name="T3">application</text:span></text:p>
      <text:p text:style-name="P3"/>
      <text:p text:style-name="P2">## Route for a home page</text:p>
      <text:p text:style-name="P3"/>
      <text:p text:style-name="P1"><text:span text:style-name="T5">@</text:span><text:span text:style-name="T3">app</text:span><text:span text:style-name="T5">.route</text:span>(<text:span text:style-name="T6">'/'</text:span>)</text:p>
      <text:p text:style-name="P1"><text:span text:style-name="T7">def</text:span> <text:span text:style-name="T5">index</text:span>():</text:p>
      <text:p text:style-name="P1"><text:span text:style-name="T1">return</text:span> render_template(<text:span text:style-name="T6">'index.html'</text:span>) </text:p>
      <text:p text:style-name="P3"/>
      <text:p text:style-name="P1"><text:span text:style-name="T5">@</text:span><text:span text:style-name="T3">app</text:span><text:span text:style-name="T5">.route</text:span>(<text:span text:style-name="T6">'/predictdata'</text:span>,<text:span text:style-name="T3">methods</text:span><text:span text:style-name="T4">=</text:span>[<text:span text:style-name="T6">'GET'</text:span>,<text:span text:style-name="T6">'POST'</text:span>])</text:p>
      <text:p text:style-name="P1"><text:span text:style-name="T7">def</text:span> <text:span text:style-name="T5">predict_datapoint</text:span>():</text:p>
      <text:p text:style-name="P1"><text:span text:style-name="T1">if</text:span> request.method<text:span text:style-name="T4">==</text:span><text:span text:style-name="T6">'GET'</text:span>:</text:p>
      <text:p text:style-name="P1"><text:span text:style-name="T1">return</text:span> render_template(<text:span text:style-name="T6">'home.html'</text:span>)</text:p>
      <text:p text:style-name="P1"><text:span text:style-name="T1">else</text:span>:</text:p>
      <text:p text:style-name="P1"><text:span text:style-name="T3">data</text:span><text:span text:style-name="T4">=</text:span><text:span text:style-name="T2">CustomData</text:span>(</text:p>
      <text:p text:style-name="P1"><text:span text:style-name="T3">gender</text:span><text:span text:style-name="T4">=</text:span>request.form.get(<text:span text:style-name="T6">'gender'</text:span>),</text:p>
      <text:p text:style-name="P1"><text:span text:style-name="T3">race_ethnicity</text:span><text:span text:style-name="T4">=</text:span>request.form.get(<text:span text:style-name="T6">'ethnicity'</text:span>),</text:p>
      <text:p text:style-name="P1"><text:span text:style-name="T3">parental_level_of_education</text:span><text:span text:style-name="T4">=</text:span>request.form.get(<text:span text:style-name="T6">'parental_level_of_education'</text:span>),</text:p>
      <text:p text:style-name="P1"><text:span text:style-name="T3">lunch</text:span><text:span text:style-name="T4">=</text:span>request.form.get(<text:span text:style-name="T6">'lunch'</text:span>),</text:p>
      <text:p text:style-name="P1"><text:span text:style-name="T3">test_preparation_course</text:span><text:span text:style-name="T4">=</text:span>request.form.get(<text:span text:style-name="T6">'test_preparation_course'</text:span>),</text:p>
      <text:p text:style-name="P1"><text:span text:style-name="T3">reading_score</text:span><text:span text:style-name="T4">=</text:span><text:span text:style-name="T2">float</text:span>(request.form.get(<text:span text:style-name="T6">'writing_score'</text:span>)),</text:p>
      <text:p text:style-name="P1"><text:span text:style-name="T3">writing_score</text:span><text:span text:style-name="T4">=</text:span><text:span text:style-name="T2">float</text:span>(request.form.get(<text:span text:style-name="T6">'reading_score'</text:span>))</text:p>
      <text:p text:style-name="P3"/>
      <text:p text:style-name="P1">)</text:p>
      <text:p text:style-name="P1"><text:span text:style-name="T3">pred_df</text:span><text:span text:style-name="T4">=</text:span><text:span text:style-name="T3">data</text:span>.<text:span text:style-name="T5">get_data_as_data_frame</text:span>()</text:p>
      <text:p text:style-name="P1"><text:span text:style-name="T5">print</text:span>(<text:span text:style-name="T3">pred_df</text:span>)</text:p>
      <text:p text:style-name="P1"><text:span text:style-name="T5">print</text:span>(<text:span text:style-name="T6">"Before Prediction"</text:span>)</text:p>
      <text:p text:style-name="P3"/>
      <text:p text:style-name="P1"><text:span text:style-name="T3">predict_pipeline</text:span><text:span text:style-name="T4">=</text:span><text:span text:style-name="T2">PredictPipeline</text:span>()</text:p>
      <text:p text:style-name="P1"><text:span text:style-name="T5">print</text:span>(<text:span text:style-name="T6">"Mid Prediction"</text:span>)</text:p>
      <text:p text:style-name="P1"><text:span text:style-name="T3">results</text:span><text:span text:style-name="T4">=</text:span><text:span text:style-name="T3">predict_pipeline</text:span>.<text:span text:style-name="T5">predict</text:span>(<text:span text:style-name="T3">pred_df</text:span>)</text:p>
      <text:p text:style-name="P1"><text:span text:style-name="T5">print</text:span>(<text:span text:style-name="T6">"after Prediction"</text:span>)</text:p>
      <text:p text:style-name="P1"><text:span text:style-name="T1">return</text:span> render_template(<text:span text:style-name="T6">'home.html'</text:span>,<text:span text:style-name="T3">results</text:span><text:span text:style-name="T4">=</text:span><text:span text:style-name="T3">results</text:span>[<text:span text:style-name="T8">0</text:span>])</text:p>
      <text:p text:style-name="P3"/>
      <text:p text:style-name="P1"><text:span text:style-name="T1">if</text:span> <text:span text:style-name="T3">__name__</text:span><text:span text:style-name="T4">==</text:span><text:span text:style-name="T6">"__main__"</text:span>:</text:p>
      <text:p text:style-name="P1"><text:span text:style-name="T3">app</text:span>.run(<text:span text:style-name="T3">host</text:span><text:span text:style-name="T4">=</text:span><text:span text:style-name="T6">"0.0.0.0"</text:span>, <text:span text:style-name="T3">debug</text:span> <text:span text:style-name="T4">=</text:span> <text:span text:style-name="T7">True</text:span>) </text:p>
      <text:p text:style-name="P4"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01T17:25:11.649964957</meta:creation-date>
    <dc:date>2023-07-01T17:25:38.054773151</dc:date>
    <meta:editing-duration>PT27S</meta:editing-duration>
    <meta:editing-cycles>1</meta:editing-cycles>
    <meta:document-statistic meta:table-count="0" meta:image-count="0" meta:object-count="0" meta:page-count="1" meta:paragraph-count="36" meta:word-count="68" meta:character-count="1166" meta:non-whitespace-character-count="1130"/>
    <meta:generator>LibreOffice/6.0.7.3$Linux_X86_64 LibreOffice_project/00m0$Build-3</meta:generator>
  </office:meta>
</office:document-meta>
</file>